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6a33" officeooo:paragraph-rsid="00176a33"/>
    </style:style>
    <style:style style:name="P2" style:family="paragraph" style:parent-style-name="Standard">
      <style:text-properties officeooo:rsid="00176a33" officeooo:paragraph-rsid="001be49a"/>
    </style:style>
    <style:style style:name="P3" style:family="paragraph" style:parent-style-name="Standard">
      <style:text-properties officeooo:paragraph-rsid="00176a33"/>
    </style:style>
    <style:style style:name="P4" style:family="paragraph" style:parent-style-name="Standard">
      <style:text-properties officeooo:rsid="00194f46" officeooo:paragraph-rsid="00176a33"/>
    </style:style>
    <style:style style:name="P5" style:family="paragraph" style:parent-style-name="Standard">
      <style:text-properties officeooo:rsid="0019bcf5" officeooo:paragraph-rsid="0019bcf5"/>
    </style:style>
    <style:style style:name="P6" style:family="paragraph" style:parent-style-name="Text_20_body">
      <style:text-properties officeooo:paragraph-rsid="0019bcf5"/>
    </style:style>
    <style:style style:name="P7" style:family="paragraph" style:parent-style-name="Text_20_body">
      <style:text-properties officeooo:paragraph-rsid="001a8163"/>
    </style:style>
    <style:style style:name="P8" style:family="paragraph" style:parent-style-name="Text_20_body">
      <style:text-properties officeooo:paragraph-rsid="001be49a"/>
    </style:style>
    <style:style style:name="P9" style:family="paragraph" style:parent-style-name="Text_20_body">
      <style:text-properties officeooo:rsid="001c27bd" officeooo:paragraph-rsid="001c27bd"/>
    </style:style>
    <style:style style:name="P10" style:family="paragraph" style:parent-style-name="Text_20_body">
      <style:text-properties officeooo:paragraph-rsid="001c27bd"/>
    </style:style>
    <style:style style:name="P11" style:family="paragraph" style:parent-style-name="Heading_20_1">
      <style:text-properties officeooo:rsid="001be49a" officeooo:paragraph-rsid="001be49a"/>
    </style:style>
    <style:style style:name="T1" style:family="text">
      <style:text-properties officeooo:rsid="00176a33"/>
    </style:style>
    <style:style style:name="T2" style:family="text">
      <style:text-properties officeooo:rsid="0019bcf5"/>
    </style:style>
    <style:style style:name="T3" style:family="text">
      <style:text-properties officeooo:rsid="001a8163"/>
    </style:style>
    <style:style style:name="T4" style:family="text">
      <style:text-properties officeooo:rsid="001be49a"/>
    </style:style>
    <style:style style:name="T5" style:family="text">
      <style:text-properties officeooo:rsid="001c27bd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álogo Musical</text:p>
      <text:p text:style-name="P3"><text:a xlink:type="simple" xlink:href="#1.Pop|outline" text:style-name="Internet_20_link" text:visited-style-name="Visited_20_Internet_20_Link"><text:span text:style-name="T1"><text:s/>1. Pop</text:span></text:a></text:p>
      <text:p text:style-name="P1"><text:a xlink:type="simple" xlink:href="#2.Rock|outline" text:style-name="Internet_20_link" text:visited-style-name="Visited_20_Internet_20_Link">2.Rock</text:a></text:p>
      <text:p text:style-name="P1"><text:a xlink:type="simple" xlink:href="#3.Reggeaton|outline" text:style-name="Internet_20_link" text:visited-style-name="Visited_20_Internet_20_Link">3. Reggaeton</text:a></text:p>
      <text:p text:style-name="P2"><text:a xlink:type="simple" xlink:href="#4.Rap|outline" text:style-name="Internet_20_link" text:visited-style-name="Visited_20_Internet_20_Link"><text:span text:style-name="T4">4. Rap</text:span></text:a></text:p>
      <text:p text:style-name="P1"><text:a xlink:type="simple" xlink:href="#38.Ranchera|outline" text:style-name="Internet_20_link" text:visited-style-name="Visited_20_Internet_20_Link">5. Ranchera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/>
      <text:h text:style-name="Heading_20_1" text:outline-level="1"><text:soft-page-break/>Pop</text:h>
      <text:p text:style-name="P6"><text:span text:style-name="T2">1. Ariana Grande </text:span><text:a xlink:type="simple" xlink:href="https://www.youtube.com/watch?v=9WbCfHutDSE" text:style-name="Internet_20_link" text:visited-style-name="Visited_20_Internet_20_Link"><text:span text:style-name="T2">Dangerous Woman</text:span></text:a><text:span text:style-name="T2"> <text:s/></text:span><text:a xlink:type="simple" xlink:href="http://www.musica.com/letras.asp?letra=2240925" text:style-name="Internet_20_link" text:visited-style-name="Visited_20_Internet_20_Link"><text:span text:style-name="T2">Letra</text:span></text:a></text:p>
      <text:p text:style-name="P6"><text:span text:style-name="T2">2. Justin Bieber </text:span><text:a xlink:type="simple" xlink:href="https://www.youtube.com/watch?v=4GuqB1BQVr4&amp;list=PL7cJWYlMnhfxKAbFqMBItmVmjZGCmxhIp" text:style-name="Internet_20_link" text:visited-style-name="Visited_20_Internet_20_Link"><text:span text:style-name="T2">Boyfriend</text:span></text:a><text:span text:style-name="T2"> <text:s/></text:span><text:a xlink:type="simple" xlink:href="http://www.musica.com/letras.asp?letra=1969050" text:style-name="Internet_20_link" text:visited-style-name="Visited_20_Internet_20_Link"><text:span text:style-name="T2">Letra</text:span></text:a></text:p>
      <text:p text:style-name="P6"><text:span text:style-name="T2">3. Usher </text:span><text:a xlink:type="simple" xlink:href="https://www.youtube.com/watch?v=C-dvTjK_07c" text:style-name="Internet_20_link" text:visited-style-name="Visited_20_Internet_20_Link"><text:span text:style-name="T2">Dj got us fallin in love </text:span></text:a><text:a xlink:type="simple" xlink:href="http://www.metrolyrics.com/dj-got-us-falling-in-love-lyrics-usher.html" text:style-name="Internet_20_link" text:visited-style-name="Visited_20_Internet_20_Link"><text:span text:style-name="T2">Letra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Rock</text:h>
      <text:p text:style-name="P7"><text:span text:style-name="T3">1. <text:s/>Red hot chilli peppers </text:span><text:a xlink:type="simple" xlink:href="https://www.youtube.com/watch?v=GLvohMXgcBo&amp;list=PLsK0gCOg4x1dqBCUSFXvS14lkHoQQUgEQ" text:style-name="Internet_20_link" text:visited-style-name="Visited_20_Internet_20_Link"><text:span text:style-name="T3">Under the bridge</text:span></text:a><text:span text:style-name="T3"> </text:span><text:a xlink:type="simple" xlink:href="http://www.musica.com/letras.asp?letra=116277" text:style-name="Internet_20_link" text:visited-style-name="Visited_20_Internet_20_Link"><text:span text:style-name="T3">Letra</text:span></text:a></text:p>
      <text:p text:style-name="P7"><text:span text:style-name="T3">2. Led Zeppelin </text:span><text:a xlink:type="simple" xlink:href="https://www.youtube.com/watch?v=HQmmM_qwG4k&amp;list=PLWRhxvQASiJ5r2ARxmAfi0RztQn5Zt3T6" text:style-name="Internet_20_link" text:visited-style-name="Visited_20_Internet_20_Link"><text:span text:style-name="T3">Whole lotta love</text:span></text:a><text:span text:style-name="T3"> <text:s/></text:span><text:a xlink:type="simple" xlink:href="http://r.search.yahoo.com/_ylt=AwrTcdZMCgFYV8oA9CS_.wt.;_ylu=X3oDMTByNzhwY2hkBHNlYwNzcgRwb3MDMgRjb2xvA2dxMQR2dGlkAw--/RV=2/RE=1476491981/RO=10/RU=http://www.metrolyrics.com/whole-lotta-love-lyrics-led-zeppelin.html/RK=0/RS=jEcrhnK7_IBTlyXrKdOmo_fFo3w-" text:style-name="Internet_20_link" text:visited-style-name="Visited_20_Internet_20_Link"><text:span text:style-name="T3">Letra</text:span></text:a></text:p>
      <text:p text:style-name="P7"><text:span text:style-name="T3">3. Pink Floyd </text:span><text:a xlink:type="simple" xlink:href="https://es.video.search.yahoo.com/video/play;_ylt=AwrTceCjCgFYY7MAFHC_.wt.;_ylu=X3oDMTBsOXB2YTRjBHNlYwNzYwRjb2xvA2dxMQR2dGlkAw--?p=pink+floyd&amp;tnr=21&amp;vid=f381558158bd15b66ea030eb98455cd1&amp;l=282&amp;turl=http://ts4.mm.bing.net/th?id=OVP.V226d76e5f0a4a0001e5791c77c3ed90f&amp;pid=15.1&amp;sigi=12b5nm9ph&amp;rurl=http://www.totallyfuzzy.net/ourtube/pink-floyd/hey-you-video_2d4a6a4a3.html&amp;sigr=12buepj5h&amp;tt=b&amp;tit=Pink+Floyd+-+Hey+You&amp;sigt=10kvufomm&amp;back=https://es.search.yahoo.com/yhs/search?p=pink+floyd&amp;type=__alt__ddc_linuxmint_com&amp;hspart=ddc&amp;hsimp=yhs-linuxmint&amp;fr=yhs-ddc-linuxmint&amp;ei=UTF-8&amp;sigb=14ev7k0m6&amp;hspart=ddc&amp;hsimp=yhs-linuxmint" text:style-name="Internet_20_link" text:visited-style-name="Visited_20_Internet_20_Link"><text:span text:style-name="T3">Hey you</text:span></text:a><text:span text:style-name="T3"> <text:s/></text:span><text:a xlink:type="simple" xlink:href="http://www.musica.com/letras.asp?letra=46991" text:style-name="Internet_20_link" text:visited-style-name="Visited_20_Internet_20_Link"><text:span text:style-name="T3">Letra</text:span>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Reggeaton</text:h>
      <text:p text:style-name="P8"><text:span text:style-name="T4">1. Maluma </text:span><text:a xlink:type="simple" xlink:href="https://es.video.search.yahoo.com/video/play;_ylt=A2KIo9ynDAFYDQoAUx3k0olQ;_ylu=X3oDMTByMjBzZmhtBHNlYwNzcgRzbGsDdmlkBHZ0aWQDBGdwb3MDNg--?p=maluma&amp;vid=8e4a44a7a403d5eb90ba3416eb62652f&amp;turl=https://tse3.mm.bing.net/th?id=OVP.Vd24967618c1860b0518790904ddfa8ad&amp;pid=15.1&amp;h=359&amp;w=479&amp;c=7&amp;rs=1&amp;rurl=https://www.youtube.com/watch?v=Xk0wdDTTPA0&amp;tit=Maluma+-+Borro+Cassette+(Official+Video)&amp;c=5&amp;h=359&amp;w=479&amp;l=248&amp;sigr=11b988kah&amp;sigt=118jm2h8v&amp;sigi=132ebg0bp&amp;age=1439939793&amp;fr2=p:s,v:v&amp;fr=yhs-ddc-linuxmint&amp;hsimp=yhs-linuxmint&amp;hspart=ddc&amp;type=__alt__ddc_linuxmint_com&amp;tt=b" text:style-name="Internet_20_link" text:visited-style-name="Visited_20_Internet_20_Link"><text:span text:style-name="T4">Borro Cassette</text:span></text:a><text:span text:style-name="T4"> </text:span><text:a xlink:type="simple" xlink:href="http://www.musica.com/letras.asp?letra=2221810" text:style-name="Internet_20_link" text:visited-style-name="Visited_20_Internet_20_Link"><text:span text:style-name="T4">Letra</text:span></text:a> </text:p>
      <text:p text:style-name="P8"><text:span text:style-name="T4">2. Nicky Jam </text:span><text:a xlink:type="simple" xlink:href="http://r.search.yahoo.com/_ylt=A2KIo9vaDAFYYwUADsbk0olQ;_ylu=X3oDMTByNDY3bGRuBHNlYwNzcgRzbGsDdmlkBHZ0aWQDBGdwb3MDNQ--/RV=2/RE=1476492634/RO=11/RU=http://www.zapkolik.com/video/nicky-jam-hasta-el-amanecer-967530/RK=0/RS=1BzR.zGcDbkRIaiP43v6iDZQPhU-" text:style-name="Internet_20_link" text:visited-style-name="Visited_20_Internet_20_Link"><text:span text:style-name="T4">Hasta el amanecer</text:span></text:a> <text:a xlink:type="simple" xlink:href="http://www.musica.com/letras.asp?letra=2235822" text:style-name="Internet_20_link" text:visited-style-name="Visited_20_Internet_20_Link"><text:span text:style-name="T4">Letra</text:span></text:a></text:p>
      <text:p text:style-name="P8"><text:span text:style-name="T4">3. Daddy Yankee </text:span><text:a xlink:type="simple" xlink:href="http://r.search.yahoo.com/_ylt=A2KIo9qlDQFY9WUAY5rk0olQ;_ylu=X3oDMTBzZnZtb2xyBHNlYwNzcgRzbGsDdmlkBHZ0aWQDBGdwb3MDMTM-/RV=2/RE=1476492838/RO=11/RU=http://slack-time.com/music-video-624-daddy-yankee-gasolina/RK=0/RS=Su4oswNsfrVUUh0IrZJ1xJ7gzSE-" text:style-name="Internet_20_link" text:visited-style-name="Visited_20_Internet_20_Link"><text:span text:style-name="T4">Gasolina</text:span></text:a> <text:a xlink:type="simple" xlink:href="http://r.search.yahoo.com/_ylt=AwrTcc0uDgFY89QAgFu_.wt.;_ylu=X3oDMTByaDNhc2JxBHNlYwNzcgRwb3MDMQRjb2xvA2dxMQR2dGlkAw--/RV=2/RE=1476492975/RO=10/RU=http://www.musica.com/letras.asp?letra=700001/RK=0/RS=qB_E8XJ2oaKkRFdpxAak_4Vmul0-" text:style-name="Internet_20_link" text:visited-style-name="Visited_20_Internet_20_Link"><text:span text:style-name="T4">Letra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1" text:outline-level="1"><text:soft-page-break/>Rap</text:h>
      <text:p text:style-name="P8"><text:span text:style-name="T4">1. Emminem <text:s/></text:span><text:a xlink:type="simple" xlink:href="http://r.search.yahoo.com/_ylt=A2KIo9sBDwFYf0MAn8Lk0olQ;_ylu=X3oDMTBzZzJoNGtoBHNlYwNzcgRzbGsDdmlkBHZ0aWQDBGdwb3MDMTY-/RV=2/RE=1476493186/RO=11/RU=http://www.vevo.com/watch/eminem/Rap-God-(Explicit)/USUV71302661/RK=0/RS=OL1jMb.M.A0eylQClvyy77U.Ai0-" text:style-name="Internet_20_link" text:visited-style-name="Visited_20_Internet_20_Link"><text:span text:style-name="T4">Rap God</text:span></text:a><text:span text:style-name="T4"> </text:span><text:a xlink:type="simple" xlink:href="http://r.search.yahoo.com/_ylt=A86.J72vDwFYiXsAAFi_.wt.;_ylu=X3oDMTByNzhwY2hkBHNlYwNzcgRwb3MDMgRjb2xvA2dxMQR2dGlkAw--/RV=2/RE=1476493359/RO=10/RU=http://www.musica.com/letras.asp?letra=2156807/RK=0/RS=vneExGTw.F13sPlr_LAnKTgZalM-" text:style-name="Internet_20_link" text:visited-style-name="Visited_20_Internet_20_Link"><text:span text:style-name="T4">Letra</text:span></text:a></text:p>
      <text:p text:style-name="P8"><text:span text:style-name="T4">2. Fetty Wap </text:span><text:a xlink:type="simple" xlink:href="https://es.video.search.yahoo.com/video/play;_ylt=A2KIo9vbDgFYtBYAQ_jk0olQ;_ylu=X3oDMTByZWc0dGJtBHNlYwNzcgRzbGsDdmlkBHZ0aWQDBGdwb3MDMQ--?p=fetty+wap+trap+queen&amp;vid=f717b2112bf65c86ee0a3294fe0c5590&amp;turl=https://tse3.mm.bing.net/th?id=OVP.Ved090409748d1cdab7baf3fd83213040&amp;pid=15.1&amp;h=114&amp;w=300&amp;c=7&amp;rs=1&amp;rurl=http://www.dailymotion.com/video/x2hfk4i&amp;tit=Fetty+Wap+-+Trap+Queen+(Official+Video)+Prod.+By+Tony+Fadd&amp;c=0&amp;h=114&amp;w=300&amp;l=244&amp;sigr=118g2lfks&amp;sigt=11qb46hnf&amp;sigi=132dcmnit&amp;age=1424194243&amp;fr2=p:s,v:v&amp;fr=yhs-ddc-linuxmint&amp;hsimp=yhs-linuxmint&amp;hspart=ddc&amp;type=__alt__ddc_linuxmint_com&amp;tt=b" text:style-name="Internet_20_link" text:visited-style-name="Visited_20_Internet_20_Link"><text:span text:style-name="T4">Trap queen</text:span></text:a><text:span text:style-name="T4"> </text:span><text:a xlink:type="simple" xlink:href="http://www.musica.com/letras.asp?letra=2156807" text:style-name="Internet_20_link" text:visited-style-name="Visited_20_Internet_20_Link"><text:span text:style-name="T4">letra</text:span></text:a></text:p>
      <text:p text:style-name="P8"><text:span text:style-name="T4">3. Nicki Minaj </text:span><text:a xlink:type="simple" xlink:href="https://es.video.search.yahoo.com/video/play;_ylt=A2KIo9pTDwFYKxUAgInk0olQ;_ylu=X3oDMTBzOGgyNGpnBHNlYwNzcgRzbGsDdmlkBHZ0aWQDBGdwb3MDMTU-?p=nicki+minaj&amp;vid=b88ea3d2354d9155622b7253557431b1&amp;turl=https://tse4.mm.bing.net/th?id=OVP.Vd7b297be4bbc63313f257fb1c5da59ff&amp;pid=15.1&amp;h=127&amp;w=300&amp;c=7&amp;rs=1&amp;rurl=https://www.izlesene.com/video/nicki-minaj-super-bass/3902413&amp;tit=Nicki+Minaj+-+Super+Bass&amp;c=14&amp;h=127&amp;w=300&amp;l=218&amp;sigr=11t50vad9&amp;sigt=10otj6cd7&amp;sigi=132skr8a1&amp;age=1312292108&amp;fr2=p:s,v:v&amp;fr=yhs-ddc-linuxmint&amp;hsimp=yhs-linuxmint&amp;hspart=ddc&amp;type=__alt__ddc_linuxmint_com&amp;tt=b" text:style-name="Internet_20_link" text:visited-style-name="Visited_20_Internet_20_Link"><text:span text:style-name="T4">Super bass</text:span></text:a> <text:a xlink:type="simple" xlink:href="http://r.search.yahoo.com/_ylt=AwrTccYMEAFYbNYADVS_.wt.;_ylu=X3oDMTByNzhwY2hkBHNlYwNzcgRwb3MDMgRjb2xvA2dxMQR2dGlkAw--/RV=2/RE=1476493453/RO=10/RU=http://www.metrolyrics.com/super-bass-lyrics-nicki-minaj.html/RK=0/RS=gPnE4Z4sFbNlVvB6s_trqLKTJks-" text:style-name="Internet_20_link" text:visited-style-name="Visited_20_Internet_20_Link"><text:span text:style-name="T5">Letra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Ranchera</text:h>
      <text:p text:style-name="P10"><text:span text:style-name="T5">1. Espinoza Paz </text:span><text:a xlink:type="simple" xlink:href="https://es.video.search.yahoo.com/video/play;_ylt=A86.J3emEAFYymcAbpK_.wt.;_ylu=X3oDMTBsOXB2YTRjBHNlYwNzYwRjb2xvA2dxMQR2dGlkAw--?p=hola+bebe&amp;tnr=21&amp;vid=df46f200f78f9579da836832c3e738f5&amp;l=256&amp;turl=http://ts1.mm.bing.net/th?id=OVP.Vd3761ce929071948d279eeb1747f706e&amp;pid=15.1&amp;sigi=12bb62j58&amp;rurl=https://www.youtube.com/watch?v=VwjclEOEbkA&amp;sigr=11b362b8k&amp;tt=b&amp;tit=hola+bebe-+Espinoza+Paz+-+El+Próximo+Viernes.flv&amp;sigt=11hj7prke&amp;back=https://es.search.yahoo.com/yhs/search?p=hola+bebe&amp;type=__alt__ddc_linuxmint_com&amp;hspart=ddc&amp;hsimp=yhs-linuxmint&amp;fr=yhs-ddc-linuxmint&amp;ei=UTF-8&amp;sigb=14dm091u7&amp;hspart=ddc&amp;hsimp=yhs-linuxmint" text:style-name="Internet_20_link" text:visited-style-name="Visited_20_Internet_20_Link"><text:span text:style-name="T5">Hola bebe</text:span></text:a><text:span text:style-name="T5"> </text:span><text:span text:style-name="T5"><text:s/></text:span><text:a xlink:type="simple" xlink:href="http://www.musica.com/letras.asp?letra=1714339" text:style-name="Internet_20_link" text:visited-style-name="Visited_20_Internet_20_Link"><text:span text:style-name="T5">Letra</text:span></text:a></text:p>
      <text:p text:style-name="P10"><text:span text:style-name="T5">2. <text:s/>Alta consigna </text:span><text:a xlink:type="simple" xlink:href="https://es.video.search.yahoo.com/video/play;_ylt=AwrTccLgEAFYIxwAPUm_.wt.;_ylu=X3oDMTBsOXB2YTRjBHNlYwNzYwRjb2xvA2dxMQR2dGlkAw--?p=Los+ninis&amp;tnr=21&amp;vid=32eb1536fbb2a4dba4b23183f561e6b3&amp;l=209&amp;turl=http://ts2.mm.bing.net/th?id=OVP.Ve5ada99dc2980adf7a008a64b1475efe&amp;pid=15.1&amp;sigi=12bueoefa&amp;rurl=https://www.youtube.com/watch?v=QNvYJxpJoGM&amp;sigr=11bo2qafr&amp;tt=b&amp;tit=Alta+Consigna+-+Los+Ninis+(+Estudio+2016+)&amp;sigt=11aajamud&amp;back=https://es.search.yahoo.com/yhs/search?p=Los+ninis&amp;type=__alt__ddc_linuxmint_com&amp;hspart=ddc&amp;hsimp=yhs-linuxmint&amp;fr=yhs-ddc-linuxmint&amp;ei=UTF-8&amp;sigb=14dq0l5dq&amp;hspart=ddc&amp;hsimp=yhs-linuxmint" text:style-name="Internet_20_link" text:visited-style-name="Visited_20_Internet_20_Link"><text:span text:style-name="T5">Los ninis</text:span></text:a><text:span text:style-name="T5"> </text:span><text:a xlink:type="simple" xlink:href="http://r.search.yahoo.com/_ylt=A86.J7qWEQFYBVAAWMm_.wt.;_ylu=X3oDMTByNzhwY2hkBHNlYwNzcgRwb3MDMgRjb2xvA2dxMQR2dGlkAw--/RV=2/RE=1476493847/RO=10/RU=http://www.musica.com/letras.asp?letra=2224683/RK=0/RS=2OXwnmoPTY8x7Qzdq0fj84kZ61k-" text:style-name="Internet_20_link" text:visited-style-name="Visited_20_Internet_20_Link"><text:span text:style-name="T5">Le</text:span></text:a><text:a xlink:type="simple" xlink:href="http://r.search.yahoo.com/_ylt=A86.J7qWEQFYBVAAWMm_.wt.;_ylu=X3oDMTByNzhwY2hkBHNlYwNzcgRwb3MDMgRjb2xvA2dxMQR2dGlkAw--/RV=2/RE=1476493847/RO=10/RU=http://www.musica.com/letras.asp?letra=2224683/RK=0/RS=2OXwnmoPTY8x7Qzdq0fj84kZ61k-" text:style-name="Internet_20_link" text:visited-style-name="Visited_20_Internet_20_Link"><text:span text:style-name="T5">t</text:span></text:a><text:a xlink:type="simple" xlink:href="http://r.search.yahoo.com/_ylt=A86.J7qWEQFYBVAAWMm_.wt.;_ylu=X3oDMTByNzhwY2hkBHNlYwNzcgRwb3MDMgRjb2xvA2dxMQR2dGlkAw--/RV=2/RE=1476493847/RO=10/RU=http://www.musica.com/letras.asp?letra=2224683/RK=0/RS=2OXwnmoPTY8x7Qzdq0fj84kZ61k-" text:style-name="Internet_20_link" text:visited-style-name="Visited_20_Internet_20_Link"><text:span text:style-name="T5">ra</text:span></text:a></text:p>
      <text:p text:style-name="P10"><text:span text:style-name="T5">3. Julion Alvarez </text:span><text:a xlink:type="simple" xlink:href="https://es.video.search.yahoo.com/video/play;_ylt=A86.J3QkEQFYUWsA.DC_.wt.;_ylu=X3oDMTBsOXB2YTRjBHNlYwNzYwRjb2xvA2dxMQR2dGlkAw--?p=julion+alvarez&amp;tnr=21&amp;vid=e73082532dd5716714d928e59f5333e3&amp;l=160&amp;turl=http://ts4.mm.bing.net/th?id=OVP.V0b044e42aaf89caf152205a99c16546d&amp;pid=15.1&amp;sigi=12bleaclv&amp;rurl=http://www.vevo.com/watch/julion-alvarez-y-su-norteno-banda/La-Maria/USUV71000437&amp;sigr=12hmbkhpl&amp;tt=b&amp;tit=La+Maria&amp;sigt=108i7k1j7&amp;back=https://es.search.yahoo.com/yhs/search?p=julion+alvarez&amp;type=__alt__ddc_linuxmint_com&amp;hspart=ddc&amp;hsimp=yhs-linuxmint&amp;fr=yhs-ddc-linuxmint&amp;ei=UTF-8&amp;sigb=14ir3vevs&amp;hspart=ddc&amp;hsimp=yhs-linuxmint" text:style-name="Internet_20_link" text:visited-style-name="Visited_20_Internet_20_Link"><text:span text:style-name="T5">La maria</text:span></text:a><text:span text:style-name="T5"> </text:span><text:a xlink:type="simple" xlink:href="http://www.musica.com/letras.asp?letra=1714339" text:style-name="Internet_20_link" text:visited-style-name="Visited_20_Internet_20_Link"><text:span text:style-name="T5">Letra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8:27:42.490808359</meta:creation-date>
    <dc:date>2016-10-14T10:16:19.294051401</dc:date>
    <meta:editing-duration>PT54S</meta:editing-duration>
    <meta:editing-cycles>1</meta:editing-cycles>
    <meta:generator>LibreOffice/4.3.3.2$Linux_x86 LibreOffice_project/430m0$Build-2</meta:generator>
    <meta:document-statistic meta:table-count="0" meta:image-count="0" meta:object-count="0" meta:page-count="6" meta:paragraph-count="26" meta:word-count="110" meta:character-count="591" meta:non-whitespace-character-count="497"/>
  </office:meta>
</office:document-meta>
</file>